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SanL-Bold" svg:font-family="NimbusSanL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3cm"/>
    </style:style>
    <style:style style:name="co2" style:family="table-column">
      <style:table-column-properties fo:break-before="auto" style:column-width="8.991cm"/>
    </style:style>
    <style:style style:name="co3" style:family="table-column">
      <style:table-column-properties fo:break-before="auto" style:column-width="14.49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Arial1" fo:font-size="10pt" fo:language="en" fo:country="US" fo:font-weight="normal" style:font-name-asian="NimbusSanL-Bold" style:font-size-asian="10pt" style:language-asian="en" style:country-asian="US" style:font-weight-asian="normal" style:font-name-complex="NimbusSanL-Bold" style:font-size-complex="10pt" style:language-complex="en" style:country-complex="US" style:font-weight-complex="normal"/>
    </style:style>
  </office:automatic-styles>
  <office:body>
    <office:spreadsheet>
      <table:table table:name="Paperlis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>
            <text:p>SIMD Acceleration for Index Structures 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Title</text:p>
          </table:table-cell>
          <table:table-cell table:style-name="Default" office:value-type="string">
            <text:p>Link</text:p>
          </table:table-cell>
        </table:table-row>
        <table:table-row table:style-name="ro1">
          <table:table-cell office:value-type="string">
            <text:p>Basics</text:p>
          </table:table-cell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k-Ary Search on Modern Processors</text:p>
          </table:table-cell>
          <table:table-cell table:style-name="Default" office:value-type="string">
            <text:p><text:a xlink:href="https://dl.acm.org/citation.cfm?id=1565705">https://dl.acm.org/citation.cfm?id=1565705</text:a></text:p>
          </table:table-cell>
        </table:table-row>
        <table:table-row table:style-name="ro2">
          <table:table-cell table:style-name="ce1"/>
          <table:table-cell office:value-type="string">
            <text:p>Datenbanken Implementierungstechniken</text:p>
          </table:table-cell>
          <table:table-cell/>
        </table:table-row>
        <table:table-row table:style-name="ro3">
          <table:table-cell table:style-name="ce1"/>
          <table:table-cell office:value-type="string">
            <text:p>MainMemory Index Structures with Fixed Size Partial Keys</text:p>
          </table:table-cell>
          <table:table-cell office:value-type="string">
            <text:p><text:a xlink:href="http://ftp.cse.buffalo.edu/users/azhang/disc/SIGMOD/pdf-files/163/341-main-memory.pdf">http://ftp.cse.buffalo.edu/users/azhang/disc/SIGMOD/pdf-files/163/341-main-memory.pdf</text:a></text:p>
          </table:table-cell>
        </table:table-row>
        <table:table-row table:style-name="ro3">
          <table:table-cell table:style-name="ce1"/>
          <table:table-cell office:value-type="string">
            <text:p>Implementing Database Operations Using SIMD Instructions</text:p>
          </table:table-cell>
          <table:table-cell office:value-type="string">
            <text:p><text:a xlink:href="https://dl.acm.org/citation.cfm?id=564709">https://dl.acm.org/citation.cfm?id=564709</text:a>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IMD and Tree Structures</text:p>
          </table:table-cell>
          <table:table-cell table:number-columns-repeated="2"/>
        </table:table-row>
        <table:table-row table:style-name="ro3">
          <table:table-cell table:style-name="ce1"/>
          <table:table-cell office:value-type="string">
            <text:p>Adapting Tree Structures for Processing with SIMD</text:p>
            <text:p>Instructions</text:p>
          </table:table-cell>
          <table:table-cell office:value-type="string">
            <text:p><text:a xlink:href="https://openproceedings.org/2014/conf/edbt/ZeuchFH14.pdf">https://openproceedings.org/2014/conf/edbt/ZeuchFH14.pdf</text:a></text:p>
          </table:table-cell>
        </table:table-row>
        <table:table-row table:style-name="ro3">
          <table:table-cell table:style-name="ce1"/>
          <table:table-cell office:value-type="string">
            <text:p>FAST: Fast Architecture Sensitive Tree Search on Modern CPUs and GPUs</text:p>
          </table:table-cell>
          <table:table-cell office:value-type="string">
            <text:p><text:a xlink:href="https://dl.acm.org/citation.cfm?id=1807206">https://dl.acm.org/citation.cfm?id=1807206</text:a></text:p>
          </table:table-cell>
        </table:table-row>
        <table:table-row table:style-name="ro3">
          <table:table-cell/>
          <table:table-cell office:value-type="string">
            <text:p>The Adaptive Radix Tree: ARTful Indexing for Main-Memory Databases</text:p>
          </table:table-cell>
          <table:table-cell office:value-type="string">
            <text:p><text:a xlink:href="https://db.in.tum.de/~leis/papers/ART.pdf">https://db.in.tum.de/~leis/papers/ART.pdf</text:a></text:p>
          </table:table-cell>
        </table:table-row>
        <table:table-row table:style-name="ro3">
          <table:table-cell/>
          <table:table-cell office:value-type="string">
            <text:p>VAST-Tree: A Vector-Advanced and Compressed Structure for Massive Data Tree Traversal</text:p>
          </table:table-cell>
          <table:table-cell office:value-type="string">
            <text:p><text:a xlink:href="https://openproceedings.org/2012/conf/edbt/YamamuroOHY12.pdf">https://openproceedings.org/2012/conf/edbt/YamamuroOHY12.pdf</text:a></text:p>
          </table:table-cell>
        </table:table-row>
        <table:table-row table:style-name="ro2">
          <table:table-cell/>
          <table:table-cell office:value-type="string">
            <text:p>KD-tree acceleration structures for a GPU raytrace</text:p>
          </table:table-cell>
          <table:table-cell office:value-type="string">
            <text:p><text:a xlink:href="https://dl.acm.org/citation.cfm?id=1071869">https://dl.acm.org/citation.cfm?id=1071869</text:a></text:p>
          </table:table-cell>
        </table:table-row>
        <table:table-row table:style-name="ro2" table:number-rows-repeated="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SanL-Bold" svg:font-family="NimbusSanL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5.11.2017</text:date>, <text:time>20:33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9:12:41.49</meta:creation-date>
    <dc:date>2017-11-15T20:33:48.92</dc:date>
    <meta:editing-duration>PT6H12M5S</meta:editing-duration>
    <meta:editing-cycles>3</meta:editing-cycles>
    <meta:generator>OpenOffice/4.1.2$Win32 OpenOffice.org_project/412m3$Build-9782</meta:generator>
    <meta:document-statistic meta:table-count="3" meta:cell-count="22" meta:object-count="0"/>
  </office:meta>
</office:document-meta>
</file>